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4">
      <style:text-properties officeooo:paragraph-rsid="00261bdc"/>
    </style:style>
    <style:style style:name="P2" style:family="paragraph" style:parent-style-name="Standard">
      <style:text-properties officeooo:rsid="0007c4da" officeooo:paragraph-rsid="0007c4da"/>
    </style:style>
    <style:style style:name="P3" style:family="paragraph" style:parent-style-name="Standard">
      <style:text-properties officeooo:rsid="00088dcd" officeooo:paragraph-rsid="00088dcd"/>
    </style:style>
    <style:style style:name="P4" style:family="paragraph" style:parent-style-name="Standard">
      <style:text-properties officeooo:rsid="000aec45" officeooo:paragraph-rsid="000aec45"/>
    </style:style>
    <style:style style:name="P5" style:family="paragraph" style:parent-style-name="Standard">
      <style:text-properties officeooo:rsid="000d885c" officeooo:paragraph-rsid="000d885c"/>
    </style:style>
    <style:style style:name="P6" style:family="paragraph" style:parent-style-name="Standard">
      <style:text-properties officeooo:rsid="000f2242" officeooo:paragraph-rsid="000f2242"/>
    </style:style>
    <style:style style:name="P7" style:family="paragraph" style:parent-style-name="Standard" style:list-style-name="L1">
      <style:text-properties officeooo:rsid="000f2242" officeooo:paragraph-rsid="000f2242"/>
    </style:style>
    <style:style style:name="P8" style:family="paragraph" style:parent-style-name="Standard" style:list-style-name="L1">
      <style:text-properties officeooo:paragraph-rsid="000f2242"/>
    </style:style>
    <style:style style:name="P9" style:family="paragraph" style:parent-style-name="Standard">
      <style:text-properties officeooo:rsid="0019b141" officeooo:paragraph-rsid="0019b141"/>
    </style:style>
    <style:style style:name="P10" style:family="paragraph" style:parent-style-name="Standard">
      <style:text-properties officeooo:rsid="001b9a85" officeooo:paragraph-rsid="001b9a85"/>
    </style:style>
    <style:style style:name="P11" style:family="paragraph" style:parent-style-name="Standard">
      <style:text-properties officeooo:paragraph-rsid="0019b141"/>
    </style:style>
    <style:style style:name="P12" style:family="paragraph" style:parent-style-name="Standard">
      <style:text-properties officeooo:rsid="001dacc1" officeooo:paragraph-rsid="001dacc1"/>
    </style:style>
    <style:style style:name="P13" style:family="paragraph" style:parent-style-name="Standard" style:list-style-name="L2">
      <style:text-properties officeooo:rsid="001dacc1" officeooo:paragraph-rsid="001dacc1"/>
    </style:style>
    <style:style style:name="P14" style:family="paragraph" style:parent-style-name="Standard" style:list-style-name="L2">
      <style:text-properties officeooo:paragraph-rsid="001dacc1"/>
    </style:style>
    <style:style style:name="P15" style:family="paragraph" style:parent-style-name="Standard">
      <style:text-properties officeooo:rsid="001ed964" officeooo:paragraph-rsid="001ed964"/>
    </style:style>
    <style:style style:name="P16" style:family="paragraph" style:parent-style-name="Standard">
      <style:text-properties officeooo:rsid="001fd8d4" officeooo:paragraph-rsid="001fd8d4"/>
    </style:style>
    <style:style style:name="P17" style:family="paragraph" style:parent-style-name="Standard">
      <style:text-properties officeooo:rsid="0020b441" officeooo:paragraph-rsid="0020b441"/>
    </style:style>
    <style:style style:name="P18" style:family="paragraph" style:parent-style-name="Standard">
      <style:text-properties officeooo:rsid="0021c840" officeooo:paragraph-rsid="0021c840"/>
    </style:style>
    <style:style style:name="P19" style:family="paragraph" style:parent-style-name="Standard">
      <style:text-properties officeooo:rsid="00236e5e" officeooo:paragraph-rsid="00236e5e"/>
    </style:style>
    <style:style style:name="P20" style:family="paragraph" style:parent-style-name="Standard">
      <style:text-properties fo:font-weight="bold" officeooo:rsid="001fd8d4" officeooo:paragraph-rsid="001fd8d4" style:font-weight-asian="bold" style:font-weight-complex="bold"/>
    </style:style>
    <style:style style:name="P21" style:family="paragraph" style:parent-style-name="Standard">
      <style:text-properties officeooo:rsid="00261bdc" officeooo:paragraph-rsid="00261bdc"/>
    </style:style>
    <style:style style:name="P22" style:family="paragraph" style:parent-style-name="Standard">
      <style:text-properties officeooo:rsid="0029b350" officeooo:paragraph-rsid="0029b350"/>
    </style:style>
    <style:style style:name="P23" style:family="paragraph" style:parent-style-name="Standard">
      <style:text-properties officeooo:rsid="002b894a" officeooo:paragraph-rsid="002b894a"/>
    </style:style>
    <style:style style:name="P24" style:family="paragraph" style:parent-style-name="Standard">
      <style:text-properties officeooo:rsid="002db810" officeooo:paragraph-rsid="002db810"/>
    </style:style>
    <style:style style:name="P25" style:family="paragraph" style:parent-style-name="Standard">
      <style:text-properties officeooo:rsid="002ec89a" officeooo:paragraph-rsid="002ec89a"/>
    </style:style>
    <style:style style:name="P26" style:family="paragraph" style:parent-style-name="Standard">
      <style:text-properties officeooo:rsid="002f43cd" officeooo:paragraph-rsid="002f43cd"/>
    </style:style>
    <style:style style:name="P27" style:family="paragraph" style:parent-style-name="Text_20_body">
      <style:text-properties officeooo:rsid="002c7ecd" officeooo:paragraph-rsid="002c7ecd"/>
    </style:style>
    <style:style style:name="P28" style:family="paragraph" style:parent-style-name="Text_20_body">
      <style:text-properties officeooo:rsid="002c7ecd" officeooo:paragraph-rsid="002db810"/>
    </style:style>
    <style:style style:name="P29" style:family="paragraph" style:parent-style-name="Text_20_body">
      <style:text-properties officeooo:rsid="003119ae" officeooo:paragraph-rsid="003119ae"/>
    </style:style>
    <style:style style:name="P30" style:family="paragraph" style:parent-style-name="Text_20_body" style:list-style-name="L5">
      <style:text-properties officeooo:rsid="003119ae" officeooo:paragraph-rsid="003119ae"/>
    </style:style>
    <style:style style:name="P31" style:family="paragraph" style:parent-style-name="Text_20_body" style:list-style-name="L6">
      <style:text-properties officeooo:rsid="003119ae" officeooo:paragraph-rsid="003119ae"/>
    </style:style>
    <style:style style:name="P32" style:family="paragraph" style:parent-style-name="Text_20_body" style:list-style-name="L7">
      <style:text-properties officeooo:rsid="003119ae" officeooo:paragraph-rsid="003119ae"/>
    </style:style>
    <style:style style:name="P33" style:family="paragraph" style:parent-style-name="Text_20_body" style:list-style-name="L8">
      <style:text-properties officeooo:rsid="003119ae" officeooo:paragraph-rsid="003119ae"/>
    </style:style>
    <style:style style:name="P34" style:family="paragraph" style:parent-style-name="Text_20_body">
      <style:text-properties officeooo:rsid="0031fbae" officeooo:paragraph-rsid="0031fbae"/>
    </style:style>
    <style:style style:name="P35" style:family="paragraph" style:parent-style-name="Text_20_body">
      <style:text-properties officeooo:rsid="0032450d" officeooo:paragraph-rsid="0032450d"/>
    </style:style>
    <style:style style:name="P36" style:family="paragraph" style:parent-style-name="Text_20_body">
      <style:text-properties officeooo:rsid="0032e356" officeooo:paragraph-rsid="0032e356"/>
    </style:style>
    <style:style style:name="P37" style:family="paragraph" style:parent-style-name="Text_20_body">
      <style:text-properties officeooo:rsid="0033087b" officeooo:paragraph-rsid="0033087b"/>
    </style:style>
    <style:style style:name="T1" style:family="text">
      <style:text-properties officeooo:rsid="000f2242"/>
    </style:style>
    <style:style style:name="T2" style:family="text">
      <style:text-properties officeooo:rsid="000f73f0"/>
    </style:style>
    <style:style style:name="T3" style:family="text">
      <style:text-properties officeooo:rsid="00107bdf"/>
    </style:style>
    <style:style style:name="T4" style:family="text">
      <style:text-properties officeooo:rsid="00114386"/>
    </style:style>
    <style:style style:name="T5" style:family="text">
      <style:text-properties officeooo:rsid="00116448"/>
    </style:style>
    <style:style style:name="T6" style:family="text">
      <style:text-properties officeooo:rsid="00127fc8"/>
    </style:style>
    <style:style style:name="T7" style:family="text">
      <style:text-properties officeooo:rsid="00142c2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2242" style:font-weight-asian="bold" style:font-weight-complex="bold"/>
    </style:style>
    <style:style style:name="T10" style:family="text">
      <style:text-properties officeooo:rsid="0016b835"/>
    </style:style>
    <style:style style:name="T11" style:family="text">
      <style:text-properties officeooo:rsid="00182e62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82e62"/>
    </style:style>
    <style:style style:name="T14" style:family="text">
      <style:text-properties officeooo:rsid="00185f3e"/>
    </style:style>
    <style:style style:name="T15" style:family="text">
      <style:text-properties officeooo:rsid="0019b141"/>
    </style:style>
    <style:style style:name="T16" style:family="text">
      <style:text-properties officeooo:rsid="001dacc1"/>
    </style:style>
    <style:style style:name="T17" style:family="text">
      <style:text-properties officeooo:rsid="0025474a"/>
    </style:style>
    <style:style style:name="T18" style:family="text">
      <style:text-properties officeooo:rsid="0027d122"/>
    </style:style>
    <style:style style:name="T19" style:family="text">
      <style:text-properties officeooo:rsid="002c7ecd"/>
    </style:style>
    <style:style style:name="T20" style:family="text">
      <style:text-properties officeooo:rsid="003119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екция 7</text:p>
      <text:p text:style-name="P2">Семантика и её общее положение</text:p>
      <text:p text:style-name="P2"/>
      <text:p text:style-name="P3">Семантика — это </text:p>
      <text:p text:style-name="P3">Лексика — это </text:p>
      <text:p text:style-name="P3"/>
      <text:p text:style-name="P3">Языковое значение — это закреплнное за данной единицей языка относительно стабильное во времени инвариантное содержание, знание которого входит в знание этого языка. Именно значения получают отражение в толковых словарях.</text:p>
      <text:p text:style-name="P3"/>
      <text:p text:style-name="P3">Смысл — это связанная со словом или другой единицей языка информация, изменчивая во времени…</text:p>
      <text:p text:style-name="P3"/>
      <text:p text:style-name="P3">Пример: такси — наёмный автомобиль с оплатой по счётчику. Ситуация — в переполненном транспорте: «Если не нравится, в такси надо ездить» / «Это вам не такси.» =&gt; слово не изменяет своего значения, но приобретает дополнительные смысловые оценки — дорогостоящее и потому элитарное средство передвижения, в котором можно рассчитывать на достаточный уровень комфорта.</text:p>
      <text:p text:style-name="P3"/>
      <text:p text:style-name="P4">Одно и то же значение в разных языках может быть выражено и лексически, и грамматически.</text:p>
      <text:p text:style-name="P4">«не больше, чем столько-то, ничего другого, кроме» в русском и английском языке выражается лексически — только, only, а в чукотском — грамматически, с помощью специального префикса.</text:p>
      <text:p text:style-name="P4">Грамматические значения относятся к обязательным, лексические — к необязатльным.</text:p>
      <text:p text:style-name="P4">Грамматические значения имеют стандартный способ выражения.</text:p>
      <text:p text:style-name="P4"/>
      <text:p text:style-name="P5">Гло’кая к’уздра ште’ко булдану’ла бокра’ и курдячит бокрёнка.</text:p>
      <text:p text:style-name="P5"/>
      <text:p text:style-name="P5"/>
      <text:p text:style-name="P6">Лексико-семантическая информация представляет собой совокупность нескольких компонентов (слоёв):</text:p>
      <text:list text:style-name="L1">
        <text:list-item>
          <text:p text:style-name="P7"><text:span text:style-name="T8">Денотативный</text:span>. <text:span text:style-name="T3">Денотативное значение (денотат) — это передаваемая словом информация о внеязыковой действительности.<text:line-break/></text:span><text:span text:style-name="T4">Слово даёт имя какому-либо явлению в самом широком смысле (предмету. Признаку, действию и т. д.). </text:span><text:span text:style-name="T15">Можно понять.</text:span></text:p>
        </text:list-item>
        <text:list-item>
          <text:p text:style-name="P7"><text:span text:style-name="T8">Сигнификативный</text:span> <text:span text:style-name="T5">(сигнификат). </text:span><text:span text:style-name="T15">Нужна начитанность.</text:span></text:p>
        </text:list-item>
        <text:list-item>
          <text:p text:style-name="P7"><text:span text:style-name="T8">Прагматический</text:span> — <text:span text:style-name="T6">информация об условиях употребления слова, т. е. О многообразных аспектах коммуникативной ситуации, в которой оно используется. </text:span><text:span text:style-name="T7">Пример: мать и мама. </text:span><text:span text:style-name="T14">Что-то устоявшееся в обществе. </text:span><text:span text:style-name="T15">Нужна начитанность.</text:span></text:p>
        </text:list-item>
        <text:list-item>
          <text:p text:style-name="P8"><text:span text:style-name="T9">Синтаксический</text:span><text:span text:style-name="T1"> — </text:span><text:span text:style-name="T2">роль единицы внутри предложения. </text:span><text:span text:style-name="T10">Включает синтаксическую информацию (модель управления, сочетаемость и др.). Может играть существенную роль в функционировании слова. Некоторые слова реализуют свои значения только в сочетании с определёнными словами (закадычным может быть только друг, заклятым — враг, карими — глаза). </text:span><text:span text:style-name="T11">Значение других слов может реализовываться только в определённом синтаксическом окружении или в определённой синтаксической функции. Так, значение «часть предмета» у слов носик, ручка, ножка вне контекста реализуется в сочетании с существительными в родительном падеже (носик чайника, ручка двери, ножка стола); значение «крупная женщина» у слова лошадь — в функции сказуемого (ср.: Ну она и </text:span><text:span text:style-name="T13">лошадь</text:span>; <text:span text:style-name="T11">но нельзя в том же значении использовать в функции подлежащего сказать: </text:span><text:span text:style-name="T12">Лошадь пила</text:span><text:span text:style-name="T11"> чай с пряниками). </text:span><text:span text:style-name="T15">Можно выучить.</text:span></text:p>
        </text:list-item>
      </text:list>
      <text:p text:style-name="P11"/>
      <text:h text:style-name="Heading_20_2" text:outline-level="2"><text:soft-page-break/>Семы</text:h>
      <text:p text:style-name="P11"><text:span text:style-name="T15">Для обозначения минимальной единицы значения используется целый ряд терминов: </text:span><text:span text:style-name="T8">сема</text:span><text:span text:style-name="T15">, семантический дифференциальный признак, семантический множитель, семантический примитив, атом смысла, фигура содержания.</text:span></text:p>
      <text:p text:style-name="P9">Отец — [родственник], [восходящая → родитель], [мужской пол].</text:p>
      <text:p text:style-name="P9">Холостяк — [мужской пол], [взрослый], [человек], [не состоящий в браке].</text:p>
      <text:p text:style-name="P9">Самые общие семы — категориально-грамматические: [предмет] в существительных, [действие] — в глаголах, [признак] — в прилагательных.</text:p>
      <text:p text:style-name="P9"/>
      <text:p text:style-name="P10"><text:span text:style-name="T8">Архисемы (гиперсемы, интегральные семы)</text:span> — это центральные, иерархически главные семы в структуре значения, они являются общими (родовыми, интегрирующими) для целого класса единиц.</text:p>
      <text:p text:style-name="P10">Так, в слове отец выделяется архисема [родственник], в слове горький — [вкус], в слове молоко — [жидкость].</text:p>
      <text:p text:style-name="P10"/>
      <text:p text:style-name="P10"><text:span text:style-name="T8">Дифференциальные семы</text:span> — это видовые, различительные семы, с их помощью описываются различия единиц, имеющих одну архисему.</text:p>
      <text:p text:style-name="P10">В слове отец дифференциальными будут семы [мужской пол] (ср.: мать), [родитель] (ср.: сын), [прямое родство] (ср.: дядя), [кровное родство] (ср.: отчим), [первое поколение] (ср.: дед).</text:p>
      <text:p text:style-name="P10"/>
      <text:p text:style-name="P12"><text:span text:style-name="T8">Полисемия (многозначность)</text:span> — это наличие у слова более одного значения, иными словами, наличие у лексемы нескольких лексико-семантических вариантов.</text:p>
      <text:p text:style-name="P12">Жариться —</text:p>
      <text:list text:style-name="L2">
        <text:list-item>
          <text:p text:style-name="P14"><text:span text:style-name="T16">подвергаться жарению (Мясо жарится)</text:span></text:p>
        </text:list-item>
        <text:list-item>
          <text:p text:style-name="P13">находиться в жарком месте (Жариться на солнцепёке)</text:p>
        </text:list-item>
      </text:list>
      <text:p text:style-name="P12"/>
      <text:p text:style-name="P12"><text:span text:style-name="T8">Омонимия</text:span> — совпадение формы (устной или письменной) разных языковых знаков, прежде всего лексем и словоформ.</text:p>
      <text:p text:style-name="P12"/>
      <text:p text:style-name="P12"><text:span text:style-name="T8">Абсолютная омонимия</text:span> — bank (финансовое учреждение, от ит. banko — лавочка) и bank (берег реки, от анг. корня); sole (нижняя часть ступни или туфли) и sole (вид рыбы)</text:p>
      <text:p text:style-name="P12"/>
      <text:p text:style-name="P15"><text:span text:style-name="T8">Частичная омонимия</text:span> — find и found с общей формой found и с разными формами finds, finding, founds, founding; rung (перекладина лестницы) и ring (звонить).</text:p>
      <text:p text:style-name="P15"/>
      <text:p text:style-name="P20">Отсутствие эквивалента:</text:p>
      <text:p text:style-name="P16">рус. номинация верхней конечности человека — рука, а также части руки от запястья до пальцев — кисть. Рука от кисти до плеча — arm, в русском языке такого слова нет.</text:p>
      <text:p text:style-name="P17">чешск. три наименования</text:p>
      <text:p text:style-name="P17"/>
      <text:p text:style-name="P18">Один из главных законов семантического сочетания слов: чтобы слова составили правильное сочетание, они должны иметь, помимо различающих их сем, по крайней мере одну общую сему.</text:p>
      <text:p text:style-name="P18"/>
      <text:h text:style-name="P1" text:outline-level="4">Парадигматические отношения</text:h>
      <text:h text:style-name="Heading_20_5" text:outline-level="5">Синонимия</text:h>
      <text:p text:style-name="P19">Полные (точные) синонимы — слова, содержание которых не обнаруживает никаких семантических различий — ни в денотативном, ни в сигнификативном, ни в прагматическом, ни в синтаксическом планах (бегемот и гиппопотам). Таких слов немного.</text:p>
      <text:p text:style-name="P19"><text:soft-page-break/>Гораздо чаще встречаются слова с близкими, очень похожими, но не полностью совпадающими значениями — <text:span text:style-name="T17">частичная синонимия</text:span>: mist (лёгкий уман) и fog (густой туман); stream (поток, река, ручей) и brook (ручей); drive (прыгать в воду, нырять) и plunge (бросаться вниз, нырять).</text:p>
      <text:p text:style-name="P21"><text:span text:style-name="T8">Экспрессивно-стилистические синонимы</text:span> — слова, содержание которых совпадает во всём, кроме экспрессивно-оценочных элементов их прагматического слоя. <text:span text:style-name="T18">Глаза, очи и зенки.</text:span></text:p>
      <text:p text:style-name="P22">Синтаксические синонимы — слова с грамматическими или лексическими ограничениями на сочетаемость с другими словами: полный и круглый (абсолютный, проявляющийся вполне, а не частично) сочетаются с разными словами.</text:p>
      <text:p text:style-name="P23">Квазисинонимы (неполные, неточные синонимы) — слова, достаточно близкие по значению, но имеющие мелкие смысловые различия, которые затрагивают денотативный и сигнификативный слои: дом, здание.</text:p>
      <text:h text:style-name="Heading_20_5" text:outline-level="5">Гипонимия</text:h>
      <text:p text:style-name="P24">Гипонимы и гиперонимы — родо-видовые отношения между общим и частным понятием (насекомое — муравей, фрукт — яблоко).</text:p>
      <text:p text:style-name="P24">Частное можно использовать для объяснения общего (муравей — это насекомое), но обратное невозможно (насекомое — это не всегда муравей).</text:p>
      <text:p text:style-name="P25">У одного гиперонима может быть ряд гипонимов (фрукт — яблоко, груша, апельсин; дерево <text:s/>осина, берёза, дуб) — когипонимы.</text:p>
      <text:p text:style-name="P25">Когипонимы находятся в отношениях несовместимости, то есть один и тот же предмет не может характеризовать одно и то же явление (осина — уже не берёза).</text:p>
      <text:p text:style-name="P25">Их денотаты не пересекаются.</text:p>
      <text:p text:style-name="P26">Отношения «часть — целое» связывают имя некотрого объекта с именами его составляющих частей (дерево — ветка, ствол, корни, лист). В отличие от гипонимической корреляции, где гипоним одновременно является представителем гиперонима (сосна — это дерево), но ни одна из частей целого не может считаться целым (ветка — не дерево).</text:p>
      <text:h text:style-name="Heading_20_5" text:outline-level="5"><text:span text:style-name="T19">А</text:span>нтонимия</text:h>
      <text:p text:style-name="P27">Антонимия — это отношение противоположности понятий.</text:p>
      <text:p text:style-name="P27">Антонимы комплиментарны, если антонимы связаны…</text:p>
      <text:p text:style-name="P27">Контрастная антонимия</text:p>
      <text:p text:style-name="P27">Векторная антонимия связывает слова, обозначающая разнонаправленные действия или признаки (въехать — выехать, приплыть — уплыть).</text:p>
      <text:h text:style-name="Heading_20_5" text:outline-level="5"><text:span text:style-name="T19">К</text:span>онверсивность</text:h>
      <text:p text:style-name="P28">Конверсивная корелляция связывает слова-конверсивы, которые обозначают одну и ту же ситуацию с разных точек зрения (выиграть — проиграть, купить — продать, младше — старше).</text:p>
      <text:p text:style-name="P28"/>
      <text:h text:style-name="Heading_20_1" text:outline-level="1">Лекция 13. <text:span text:style-name="T20">Основные положения лексикологии и лексикографии</text:span></text:h>
      <text:p text:style-name="P29">Лексикология — раздел языкознания, который изучает лексику. Основные задачи лексикологии:</text:p>
      <text:list text:style-name="L5">
        <text:list-item>
          <text:p text:style-name="P30">Исследование значений слов и фразеологизмов</text:p>
        </text:list-item>
        <text:list-item>
          <text:p text:style-name="P30"><text:soft-page-break/>Изучение многозначности, омонимии, синонимии, антонимии, антонимии, гипонимии и конверсии</text:p>
        </text:list-item>
        <text:list-item>
          <text:p text:style-name="P30">Изменения в словарном составе языка, отражение в лексике социальных, территориальных …. людей</text:p>
        </text:list-item>
      </text:list>
      <text:p text:style-name="P29">В рамках лексикологии исследуются пласты слов, выделяемые по разны <text:s/>основаниям:</text:p>
      <text:list text:style-name="L8">
        <text:list-item>
          <text:p text:style-name="P33">по происхождению (исконная и заимствованная лексика)</text:p>
        </text:list-item>
        <text:list-item>
          <text:p text:style-name="P33">по исторической перспективе (устаревшие слова и неологизмы)</text:p>
        </text:list-item>
        <text:list-item>
          <text:p text:style-name="P33">по сфере употребления (общенародная, специальная, просторечная и т. д.)</text:p>
        </text:list-item>
        <text:list-item>
          <text:p text:style-name="P33">по стилистической окраске (межстилевая и стилистически окрашенная лексика)</text:p>
        </text:list-item>
      </text:list>
      <text:p text:style-name="P29">В зависимости от способа номинации различают четыре типа слов:</text:p>
      <text:list text:style-name="L7">
        <text:list-item>
          <text:p text:style-name="P32">знаменательные слова, которые могут самостоятельно и непосредственно обозначать явления действительности</text:p>
        </text:list-item>
        <text:list-item>
          <text:p text:style-name="P32">местоименные слова обозначают явления действительности опосредственно</text:p>
        </text:list-item>
        <text:list-item>
          <text:p text:style-name="P32">служебные слова</text:p>
        </text:list-item>
        <text:list-item>
          <text:p text:style-name="P32">междометия</text:p>
        </text:list-item>
      </text:list>
      <text:p text:style-name="P29">Роль словарей:</text:p>
      <text:list text:style-name="L6">
        <text:list-item>
          <text:p text:style-name="P31">культурная</text:p>
        </text:list-item>
        <text:list-item>
          <text:p text:style-name="P31">воспитательная</text:p>
        </text:list-item>
        <text:list-item>
          <text:p text:style-name="P31">научная</text:p>
        </text:list-item>
      </text:list>
      <text:p text:style-name="P29">Уровень лексиографического описания литературного языка расценивается как показатель развития национальной культуры.</text:p>
      <text:p text:style-name="P34">Лексикография — наука о словарях и их создании.</text:p>
      <text:p text:style-name="P34">Общие словари бывают толковые (для текущей эпохи) и исторические (для какого-то пласта).</text:p>
      <text:p text:style-name="P35">Толковые словари содержат наиболее широкую и многоаспектную характеристику состояния в определённый исторический период и наиболее полно представляют картину мира. Бывают нормативными и ненормативными.</text:p>
      <text:p text:style-name="P36">Исторические словари, используя параметры толкового словаря, строятся в диахронии или в синхронии.</text:p>
      <text:p text:style-name="P37">Существует множество специальных словаре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49:05.189806274</meta:creation-date>
    <meta:generator>LibreOffice/7.6.2.1$Linux_X86_64 LibreOffice_project/60$Build-1</meta:generator>
    <dc:date>2023-11-15T16:58:32.308947549</dc:date>
    <meta:editing-duration>PT1H9M8S</meta:editing-duration>
    <meta:editing-cycles>42</meta:editing-cycles>
    <meta:document-statistic meta:table-count="0" meta:image-count="0" meta:object-count="0" meta:page-count="4" meta:paragraph-count="83" meta:word-count="1127" meta:character-count="8843" meta:non-whitespace-character-count="7755"/>
  </office:meta>
</office:document-meta>
</file>